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164.93mm" svg:y="8.25mm">
            <draw:object draw:notify-on-update-of-ranges="Hoja1.B2:Hoja1.B2 Hoja1.B3:Hoja1.B52 Hoja1.C2:Hoja1.C2 Hoja1.C3:Hoja1.C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7mm" svg:height="90.04mm" svg:x="167.95mm" svg:y="104.12mm">
            <draw:object draw:notify-on-update-of-ranges="Hoja1.D2:Hoja1.D2 Hoja1.D3:Hoja1.D52 Hoja1.E2:Hoja1.E2 Hoja1.E3:Hoja1.E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7mm" svg:height="90.05mm" svg:x="245.61mm" svg:y="279.17mm">
            <draw:object draw:notify-on-update-of-ranges="Hoja1.G2:Hoja1.G2 Hoja1.G3:Hoja1.G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9.97mm" svg:height="90.05mm" svg:x="87.02mm" svg:y="282.87mm">
            <draw:object draw:notify-on-update-of-ranges="Hoja1.F2:Hoja1.F2 Hoja1.F3:Hoja1.F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171.45mm" svg:y="190.66mm">
            <draw:object draw:notify-on-update-of-ranges="Hoja1.F2:Hoja1.F2 Hoja1.F3:Hoja1.F52 Hoja1.G2:Hoja1.G2 Hoja1.G3:Hoja1.G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lineal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.302" calcext:value-type="float">
            <text:p>513.302</text:p>
          </table:table-cell>
          <table:table-cell office:value-type="float" office:value="512.172" calcext:value-type="float">
            <text:p>512.172</text:p>
          </table:table-cell>
          <table:table-cell office:value-type="float" office:value="347.535" calcext:value-type="float">
            <text:p>347.535</text:p>
          </table:table-cell>
          <table:table-cell office:value-type="float" office:value="200.343" calcext:value-type="float">
            <text:p>200.343</text:p>
          </table:table-cell>
          <table:table-cell office:value-type="float" office:value="0.418836" calcext:value-type="float">
            <text:p>0.418836</text:p>
          </table:table-cell>
          <table:table-cell table:style-name="ce1" office:value-type="float" office:value="0.223791" calcext:value-type="float">
            <text:p>2.24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3.278" calcext:value-type="float">
            <text:p>513.278</text:p>
          </table:table-cell>
          <table:table-cell office:value-type="float" office:value="512.22" calcext:value-type="float">
            <text:p>512.22</text:p>
          </table:table-cell>
          <table:table-cell office:value-type="float" office:value="352.352" calcext:value-type="float">
            <text:p>352.352</text:p>
          </table:table-cell>
          <table:table-cell office:value-type="float" office:value="204.861" calcext:value-type="float">
            <text:p>204.861</text:p>
          </table:table-cell>
          <table:table-cell office:value-type="float" office:value="0.418722" calcext:value-type="float">
            <text:p>0.418722</text:p>
          </table:table-cell>
          <table:table-cell table:style-name="ce1" office:value-type="float" office:value="0.263805" calcext:value-type="float">
            <text:p>2.64E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3.009" calcext:value-type="float">
            <text:p>513.009</text:p>
          </table:table-cell>
          <table:table-cell office:value-type="float" office:value="511.963" calcext:value-type="float">
            <text:p>511.963</text:p>
          </table:table-cell>
          <table:table-cell office:value-type="float" office:value="349.033" calcext:value-type="float">
            <text:p>349.033</text:p>
          </table:table-cell>
          <table:table-cell office:value-type="float" office:value="201.811" calcext:value-type="float">
            <text:p>201.811</text:p>
          </table:table-cell>
          <table:table-cell office:value-type="float" office:value="0.419016" calcext:value-type="float">
            <text:p>0.419016</text:p>
          </table:table-cell>
          <table:table-cell table:style-name="ce1" office:value-type="float" office:value="0.232805" calcext:value-type="float">
            <text:p>2.33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3.504" calcext:value-type="float">
            <text:p>513.504</text:p>
          </table:table-cell>
          <table:table-cell office:value-type="float" office:value="512.374" calcext:value-type="float">
            <text:p>512.374</text:p>
          </table:table-cell>
          <table:table-cell office:value-type="float" office:value="352.202" calcext:value-type="float">
            <text:p>352.202</text:p>
          </table:table-cell>
          <table:table-cell office:value-type="float" office:value="204.678" calcext:value-type="float">
            <text:p>204.678</text:p>
          </table:table-cell>
          <table:table-cell office:value-type="float" office:value="0.417938" calcext:value-type="float">
            <text:p>0.417938</text:p>
          </table:table-cell>
          <table:table-cell office:value-type="float" office:value="0.264266" calcext:value-type="float">
            <text:p>0.264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.376" calcext:value-type="float">
            <text:p>512.376</text:p>
          </table:table-cell>
          <table:table-cell office:value-type="float" office:value="511.294" calcext:value-type="float">
            <text:p>511.294</text:p>
          </table:table-cell>
          <table:table-cell office:value-type="float" office:value="350.05" calcext:value-type="float">
            <text:p>350.05</text:p>
          </table:table-cell>
          <table:table-cell office:value-type="float" office:value="202.764" calcext:value-type="float">
            <text:p>202.764</text:p>
          </table:table-cell>
          <table:table-cell office:value-type="float" office:value="0.417337" calcext:value-type="float">
            <text:p>0.417337</text:p>
          </table:table-cell>
          <table:table-cell office:value-type="float" office:value="0.246361" calcext:value-type="float">
            <text:p>0.246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3.133" calcext:value-type="float">
            <text:p>513.133</text:p>
          </table:table-cell>
          <table:table-cell office:value-type="float" office:value="512.054" calcext:value-type="float">
            <text:p>512.054</text:p>
          </table:table-cell>
          <table:table-cell office:value-type="float" office:value="351.68" calcext:value-type="float">
            <text:p>351.68</text:p>
          </table:table-cell>
          <table:table-cell office:value-type="float" office:value="204.287" calcext:value-type="float">
            <text:p>204.287</text:p>
          </table:table-cell>
          <table:table-cell office:value-type="float" office:value="0.418585" calcext:value-type="float">
            <text:p>0.418585</text:p>
          </table:table-cell>
          <table:table-cell table:style-name="ce1" office:value-type="float" office:value="0.259929" calcext:value-type="float">
            <text:p>2.60E-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2.317" calcext:value-type="float">
            <text:p>512.317</text:p>
          </table:table-cell>
          <table:table-cell office:value-type="float" office:value="511.29" calcext:value-type="float">
            <text:p>511.29</text:p>
          </table:table-cell>
          <table:table-cell office:value-type="float" office:value="350.145" calcext:value-type="float">
            <text:p>350.145</text:p>
          </table:table-cell>
          <table:table-cell office:value-type="float" office:value="203.125" calcext:value-type="float">
            <text:p>203.125</text:p>
          </table:table-cell>
          <table:table-cell office:value-type="float" office:value="0.417864" calcext:value-type="float">
            <text:p>0.417864</text:p>
          </table:table-cell>
          <table:table-cell table:style-name="ce1" office:value-type="float" office:value="0.247683" calcext:value-type="float">
            <text:p>2.48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3.315" calcext:value-type="float">
            <text:p>513.315</text:p>
          </table:table-cell>
          <table:table-cell office:value-type="float" office:value="512.209" calcext:value-type="float">
            <text:p>512.209</text:p>
          </table:table-cell>
          <table:table-cell office:value-type="float" office:value="351.363" calcext:value-type="float">
            <text:p>351.363</text:p>
          </table:table-cell>
          <table:table-cell office:value-type="float" office:value="204.102" calcext:value-type="float">
            <text:p>204.102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257143" calcext:value-type="float">
            <text:p>0.257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.853" calcext:value-type="float">
            <text:p>512.853</text:p>
          </table:table-cell>
          <table:table-cell office:value-type="float" office:value="511.74" calcext:value-type="float">
            <text:p>511.74</text:p>
          </table:table-cell>
          <table:table-cell office:value-type="float" office:value="350.736" calcext:value-type="float">
            <text:p>350.736</text:p>
          </table:table-cell>
          <table:table-cell office:value-type="float" office:value="203.684" calcext:value-type="float">
            <text:p>203.684</text:p>
          </table:table-cell>
          <table:table-cell office:value-type="float" office:value="0.417538" calcext:value-type="float">
            <text:p>0.417538</text:p>
          </table:table-cell>
          <table:table-cell table:style-name="ce1" office:value-type="float" office:value="0.251107" calcext:value-type="float">
            <text:p>2.51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.944" calcext:value-type="float">
            <text:p>512.944</text:p>
          </table:table-cell>
          <table:table-cell office:value-type="float" office:value="511.865" calcext:value-type="float">
            <text:p>511.865</text:p>
          </table:table-cell>
          <table:table-cell office:value-type="float" office:value="351.167" calcext:value-type="float">
            <text:p>351.167</text:p>
          </table:table-cell>
          <table:table-cell office:value-type="float" office:value="203.983" calcext:value-type="float">
            <text:p>203.983</text:p>
          </table:table-cell>
          <table:table-cell office:value-type="float" office:value="0.418885" calcext:value-type="float">
            <text:p>0.418885</text:p>
          </table:table-cell>
          <table:table-cell office:value-type="float" office:value="0.251578" calcext:value-type="float">
            <text:p>0.2515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3.068" calcext:value-type="float">
            <text:p>513.068</text:p>
          </table:table-cell>
          <table:table-cell office:value-type="float" office:value="511.931" calcext:value-type="float">
            <text:p>511.931</text:p>
          </table:table-cell>
          <table:table-cell office:value-type="float" office:value="351.043" calcext:value-type="float">
            <text:p>351.043</text:p>
          </table:table-cell>
          <table:table-cell office:value-type="float" office:value="203.861" calcext:value-type="float">
            <text:p>203.861</text:p>
          </table:table-cell>
          <table:table-cell office:value-type="float" office:value="0.417488" calcext:value-type="float">
            <text:p>0.417488</text:p>
          </table:table-cell>
          <table:table-cell office:value-type="float" office:value="0.254057" calcext:value-type="float">
            <text:p>0.2540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2.85" calcext:value-type="float">
            <text:p>512.85</text:p>
          </table:table-cell>
          <table:table-cell office:value-type="float" office:value="511.74" calcext:value-type="float">
            <text:p>511.74</text:p>
          </table:table-cell>
          <table:table-cell office:value-type="float" office:value="351.057" calcext:value-type="float">
            <text:p>351.057</text:p>
          </table:table-cell>
          <table:table-cell office:value-type="float" office:value="203.855" calcext:value-type="float">
            <text:p>203.855</text:p>
          </table:table-cell>
          <table:table-cell office:value-type="float" office:value="0.417992" calcext:value-type="float">
            <text:p>0.417992</text:p>
          </table:table-cell>
          <table:table-cell office:value-type="float" office:value="0.253039" calcext:value-type="float">
            <text:p>0.2530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2.804" calcext:value-type="float">
            <text:p>512.804</text:p>
          </table:table-cell>
          <table:table-cell office:value-type="float" office:value="511.699" calcext:value-type="float">
            <text:p>511.699</text:p>
          </table:table-cell>
          <table:table-cell office:value-type="float" office:value="350.998" calcext:value-type="float">
            <text:p>350.998</text:p>
          </table:table-cell>
          <table:table-cell office:value-type="float" office:value="203.808" calcext:value-type="float">
            <text:p>203.808</text:p>
          </table:table-cell>
          <table:table-cell office:value-type="float" office:value="0.417571" calcext:value-type="float">
            <text:p>0.417571</text:p>
          </table:table-cell>
          <table:table-cell office:value-type="float" office:value="0.253467" calcext:value-type="float">
            <text:p>0.2534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.803" calcext:value-type="float">
            <text:p>512.803</text:p>
          </table:table-cell>
          <table:table-cell office:value-type="float" office:value="511.693" calcext:value-type="float">
            <text:p>511.693</text:p>
          </table:table-cell>
          <table:table-cell office:value-type="float" office:value="350.992" calcext:value-type="float">
            <text:p>350.992</text:p>
          </table:table-cell>
          <table:table-cell office:value-type="float" office:value="203.833" calcext:value-type="float">
            <text:p>203.833</text:p>
          </table:table-cell>
          <table:table-cell office:value-type="float" office:value="0.417787" calcext:value-type="float">
            <text:p>0.417787</text:p>
          </table:table-cell>
          <table:table-cell office:value-type="float" office:value="0.253342" calcext:value-type="float">
            <text:p>0.253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2.777" calcext:value-type="float">
            <text:p>512.777</text:p>
          </table:table-cell>
          <table:table-cell office:value-type="float" office:value="511.67" calcext:value-type="float">
            <text:p>511.67</text:p>
          </table:table-cell>
          <table:table-cell office:value-type="float" office:value="351.023" calcext:value-type="float">
            <text:p>351.023</text:p>
          </table:table-cell>
          <table:table-cell office:value-type="float" office:value="203.885" calcext:value-type="float">
            <text:p>203.885</text:p>
          </table:table-cell>
          <table:table-cell office:value-type="float" office:value="0.417845" calcext:value-type="float">
            <text:p>0.417845</text:p>
          </table:table-cell>
          <table:table-cell office:value-type="float" office:value="0.251949" calcext:value-type="float">
            <text:p>0.251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.829" calcext:value-type="float">
            <text:p>512.829</text:p>
          </table:table-cell>
          <table:table-cell office:value-type="float" office:value="511.715" calcext:value-type="float">
            <text:p>511.715</text:p>
          </table:table-cell>
          <table:table-cell office:value-type="float" office:value="351.006" calcext:value-type="float">
            <text:p>351.006</text:p>
          </table:table-cell>
          <table:table-cell office:value-type="float" office:value="203.849" calcext:value-type="float">
            <text:p>203.849</text:p>
          </table:table-cell>
          <table:table-cell office:value-type="float" office:value="0.417928" calcext:value-type="float">
            <text:p>0.417928</text:p>
          </table:table-cell>
          <table:table-cell office:value-type="float" office:value="0.252455" calcext:value-type="float">
            <text:p>0.2524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2.799" calcext:value-type="float">
            <text:p>512.799</text:p>
          </table:table-cell>
          <table:table-cell office:value-type="float" office:value="511.686" calcext:value-type="float">
            <text:p>511.686</text:p>
          </table:table-cell>
          <table:table-cell office:value-type="float" office:value="350.963" calcext:value-type="float">
            <text:p>350.963</text:p>
          </table:table-cell>
          <table:table-cell office:value-type="float" office:value="203.827" calcext:value-type="float">
            <text:p>203.827</text:p>
          </table:table-cell>
          <table:table-cell office:value-type="float" office:value="0.417865" calcext:value-type="float">
            <text:p>0.417865</text:p>
          </table:table-cell>
          <table:table-cell office:value-type="float" office:value="0.252717" calcext:value-type="float">
            <text:p>0.2527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2.779" calcext:value-type="float">
            <text:p>512.779</text:p>
          </table:table-cell>
          <table:table-cell office:value-type="float" office:value="511.665" calcext:value-type="float">
            <text:p>511.665</text:p>
          </table:table-cell>
          <table:table-cell office:value-type="float" office:value="350.999" calcext:value-type="float">
            <text:p>350.999</text:p>
          </table:table-cell>
          <table:table-cell office:value-type="float" office:value="203.84" calcext:value-type="float">
            <text:p>203.84</text:p>
          </table:table-cell>
          <table:table-cell office:value-type="float" office:value="0.41784" calcext:value-type="float">
            <text:p>0.41784</text:p>
          </table:table-cell>
          <table:table-cell office:value-type="float" office:value="0.251925" calcext:value-type="float">
            <text:p>0.2519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2.79" calcext:value-type="float">
            <text:p>512.79</text:p>
          </table:table-cell>
          <table:table-cell office:value-type="float" office:value="511.676" calcext:value-type="float">
            <text:p>511.676</text:p>
          </table:table-cell>
          <table:table-cell office:value-type="float" office:value="351.002" calcext:value-type="float">
            <text:p>351.002</text:p>
          </table:table-cell>
          <table:table-cell office:value-type="float" office:value="203.864" calcext:value-type="float">
            <text:p>203.864</text:p>
          </table:table-cell>
          <table:table-cell office:value-type="float" office:value="0.418024" calcext:value-type="float">
            <text:p>0.418024</text:p>
          </table:table-cell>
          <table:table-cell office:value-type="float" office:value="0.252995" calcext:value-type="float">
            <text:p>0.252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2.85" calcext:value-type="float">
            <text:p>512.85</text:p>
          </table:table-cell>
          <table:table-cell office:value-type="float" office:value="511.735" calcext:value-type="float">
            <text:p>511.735</text:p>
          </table:table-cell>
          <table:table-cell office:value-type="float" office:value="350.993" calcext:value-type="float">
            <text:p>350.993</text:p>
          </table:table-cell>
          <table:table-cell office:value-type="float" office:value="203.834" calcext:value-type="float">
            <text:p>203.834</text:p>
          </table:table-cell>
          <table:table-cell office:value-type="float" office:value="0.417941" calcext:value-type="float">
            <text:p>0.417941</text:p>
          </table:table-cell>
          <table:table-cell office:value-type="float" office:value="0.252487" calcext:value-type="float">
            <text:p>0.2524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2.813" calcext:value-type="float">
            <text:p>512.813</text:p>
          </table:table-cell>
          <table:table-cell office:value-type="float" office:value="511.697" calcext:value-type="float">
            <text:p>511.697</text:p>
          </table:table-cell>
          <table:table-cell office:value-type="float" office:value="350.998" calcext:value-type="float">
            <text:p>350.998</text:p>
          </table:table-cell>
          <table:table-cell office:value-type="float" office:value="203.844" calcext:value-type="float">
            <text:p>203.844</text:p>
          </table:table-cell>
          <table:table-cell office:value-type="float" office:value="0.417804" calcext:value-type="float">
            <text:p>0.417804</text:p>
          </table:table-cell>
          <table:table-cell office:value-type="float" office:value="0.253106" calcext:value-type="float">
            <text:p>0.2531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2.82" calcext:value-type="float">
            <text:p>512.82</text:p>
          </table:table-cell>
          <table:table-cell office:value-type="float" office:value="511.709" calcext:value-type="float">
            <text:p>511.709</text:p>
          </table:table-cell>
          <table:table-cell office:value-type="float" office:value="351.001" calcext:value-type="float">
            <text:p>351.001</text:p>
          </table:table-cell>
          <table:table-cell office:value-type="float" office:value="203.842" calcext:value-type="float">
            <text:p>203.842</text:p>
          </table:table-cell>
          <table:table-cell office:value-type="float" office:value="0.417941" calcext:value-type="float">
            <text:p>0.417941</text:p>
          </table:table-cell>
          <table:table-cell office:value-type="float" office:value="0.252347" calcext:value-type="float">
            <text:p>0.2523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2.812" calcext:value-type="float">
            <text:p>512.812</text:p>
          </table:table-cell>
          <table:table-cell office:value-type="float" office:value="511.703" calcext:value-type="float">
            <text:p>511.703</text:p>
          </table:table-cell>
          <table:table-cell office:value-type="float" office:value="351.005" calcext:value-type="float">
            <text:p>351.005</text:p>
          </table:table-cell>
          <table:table-cell office:value-type="float" office:value="203.842" calcext:value-type="float">
            <text:p>203.842</text:p>
          </table:table-cell>
          <table:table-cell office:value-type="float" office:value="0.417887" calcext:value-type="float">
            <text:p>0.417887</text:p>
          </table:table-cell>
          <table:table-cell office:value-type="float" office:value="0.252087" calcext:value-type="float">
            <text:p>0.2520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2.822" calcext:value-type="float">
            <text:p>512.822</text:p>
          </table:table-cell>
          <table:table-cell office:value-type="float" office:value="511.71" calcext:value-type="float">
            <text:p>511.71</text:p>
          </table:table-cell>
          <table:table-cell office:value-type="float" office:value="351.001" calcext:value-type="float">
            <text:p>351.001</text:p>
          </table:table-cell>
          <table:table-cell office:value-type="float" office:value="203.802" calcext:value-type="float">
            <text:p>203.802</text:p>
          </table:table-cell>
          <table:table-cell office:value-type="float" office:value="0.417815" calcext:value-type="float">
            <text:p>0.417815</text:p>
          </table:table-cell>
          <table:table-cell office:value-type="float" office:value="0.252486" calcext:value-type="float">
            <text:p>0.2524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2.832" calcext:value-type="float">
            <text:p>512.832</text:p>
          </table:table-cell>
          <table:table-cell office:value-type="float" office:value="511.711" calcext:value-type="float">
            <text:p>511.711</text:p>
          </table:table-cell>
          <table:table-cell office:value-type="float" office:value="350.997" calcext:value-type="float">
            <text:p>350.997</text:p>
          </table:table-cell>
          <table:table-cell office:value-type="float" office:value="203.822" calcext:value-type="float">
            <text:p>203.822</text:p>
          </table:table-cell>
          <table:table-cell office:value-type="float" office:value="0.417753" calcext:value-type="float">
            <text:p>0.417753</text:p>
          </table:table-cell>
          <table:table-cell office:value-type="float" office:value="0.252674" calcext:value-type="float">
            <text:p>0.2526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2.794" calcext:value-type="float">
            <text:p>512.794</text:p>
          </table:table-cell>
          <table:table-cell office:value-type="float" office:value="511.68" calcext:value-type="float">
            <text:p>511.68</text:p>
          </table:table-cell>
          <table:table-cell office:value-type="float" office:value="351.016" calcext:value-type="float">
            <text:p>351.016</text:p>
          </table:table-cell>
          <table:table-cell office:value-type="float" office:value="203.831" calcext:value-type="float">
            <text:p>203.831</text:p>
          </table:table-cell>
          <table:table-cell office:value-type="float" office:value="0.417726" calcext:value-type="float">
            <text:p>0.417726</text:p>
          </table:table-cell>
          <table:table-cell office:value-type="float" office:value="0.252184" calcext:value-type="float">
            <text:p>0.2521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2.806" calcext:value-type="float">
            <text:p>512.806</text:p>
          </table:table-cell>
          <table:table-cell office:value-type="float" office:value="511.692" calcext:value-type="float">
            <text:p>511.692</text:p>
          </table:table-cell>
          <table:table-cell office:value-type="float" office:value="351" calcext:value-type="float">
            <text:p>351</text:p>
          </table:table-cell>
          <table:table-cell office:value-type="float" office:value="203.861" calcext:value-type="float">
            <text:p>203.861</text:p>
          </table:table-cell>
          <table:table-cell office:value-type="float" office:value="0.417986" calcext:value-type="float">
            <text:p>0.417986</text:p>
          </table:table-cell>
          <table:table-cell office:value-type="float" office:value="0.252982" calcext:value-type="float">
            <text:p>0.2529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2.85" calcext:value-type="float">
            <text:p>512.85</text:p>
          </table:table-cell>
          <table:table-cell office:value-type="float" office:value="511.737" calcext:value-type="float">
            <text:p>511.737</text:p>
          </table:table-cell>
          <table:table-cell office:value-type="float" office:value="351" calcext:value-type="float">
            <text:p>351</text:p>
          </table:table-cell>
          <table:table-cell office:value-type="float" office:value="203.833" calcext:value-type="float">
            <text:p>203.833</text:p>
          </table:table-cell>
          <table:table-cell office:value-type="float" office:value="0.417969" calcext:value-type="float">
            <text:p>0.417969</text:p>
          </table:table-cell>
          <table:table-cell office:value-type="float" office:value="0.252718" calcext:value-type="float">
            <text:p>0.2527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2.778" calcext:value-type="float">
            <text:p>512.778</text:p>
          </table:table-cell>
          <table:table-cell office:value-type="float" office:value="511.665" calcext:value-type="float">
            <text:p>511.665</text:p>
          </table:table-cell>
          <table:table-cell office:value-type="float" office:value="350.986" calcext:value-type="float">
            <text:p>350.986</text:p>
          </table:table-cell>
          <table:table-cell office:value-type="float" office:value="203.838" calcext:value-type="float">
            <text:p>203.838</text:p>
          </table:table-cell>
          <table:table-cell office:value-type="float" office:value="0.417976" calcext:value-type="float">
            <text:p>0.417976</text:p>
          </table:table-cell>
          <table:table-cell office:value-type="float" office:value="0.253402" calcext:value-type="float">
            <text:p>0.2534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2.801" calcext:value-type="float">
            <text:p>512.801</text:p>
          </table:table-cell>
          <table:table-cell office:value-type="float" office:value="511.692" calcext:value-type="float">
            <text:p>511.692</text:p>
          </table:table-cell>
          <table:table-cell office:value-type="float" office:value="351.021" calcext:value-type="float">
            <text:p>351.021</text:p>
          </table:table-cell>
          <table:table-cell office:value-type="float" office:value="203.871" calcext:value-type="float">
            <text:p>203.871</text:p>
          </table:table-cell>
          <table:table-cell office:value-type="float" office:value="0.41795" calcext:value-type="float">
            <text:p>0.41795</text:p>
          </table:table-cell>
          <table:table-cell office:value-type="float" office:value="0.252495" calcext:value-type="float">
            <text:p>0.2524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2.809" calcext:value-type="float">
            <text:p>512.809</text:p>
          </table:table-cell>
          <table:table-cell office:value-type="float" office:value="511.696" calcext:value-type="float">
            <text:p>511.696</text:p>
          </table:table-cell>
          <table:table-cell office:value-type="float" office:value="351.022" calcext:value-type="float">
            <text:p>351.022</text:p>
          </table:table-cell>
          <table:table-cell office:value-type="float" office:value="203.863" calcext:value-type="float">
            <text:p>203.863</text:p>
          </table:table-cell>
          <table:table-cell office:value-type="float" office:value="0.417919" calcext:value-type="float">
            <text:p>0.417919</text:p>
          </table:table-cell>
          <table:table-cell office:value-type="float" office:value="0.252984" calcext:value-type="float">
            <text:p>0.2529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.794" calcext:value-type="float">
            <text:p>512.794</text:p>
          </table:table-cell>
          <table:table-cell office:value-type="float" office:value="511.682" calcext:value-type="float">
            <text:p>511.682</text:p>
          </table:table-cell>
          <table:table-cell office:value-type="float" office:value="350.986" calcext:value-type="float">
            <text:p>350.986</text:p>
          </table:table-cell>
          <table:table-cell office:value-type="float" office:value="203.828" calcext:value-type="float">
            <text:p>203.828</text:p>
          </table:table-cell>
          <table:table-cell office:value-type="float" office:value="0.417979" calcext:value-type="float">
            <text:p>0.417979</text:p>
          </table:table-cell>
          <table:table-cell office:value-type="float" office:value="0.253139" calcext:value-type="float">
            <text:p>0.2531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2.789" calcext:value-type="float">
            <text:p>512.789</text:p>
          </table:table-cell>
          <table:table-cell office:value-type="float" office:value="511.68" calcext:value-type="float">
            <text:p>511.68</text:p>
          </table:table-cell>
          <table:table-cell office:value-type="float" office:value="350.986" calcext:value-type="float">
            <text:p>350.986</text:p>
          </table:table-cell>
          <table:table-cell office:value-type="float" office:value="203.855" calcext:value-type="float">
            <text:p>203.855</text:p>
          </table:table-cell>
          <table:table-cell office:value-type="float" office:value="0.417916" calcext:value-type="float">
            <text:p>0.417916</text:p>
          </table:table-cell>
          <table:table-cell office:value-type="float" office:value="0.253443" calcext:value-type="float">
            <text:p>0.2534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2.837" calcext:value-type="float">
            <text:p>512.837</text:p>
          </table:table-cell>
          <table:table-cell office:value-type="float" office:value="511.722" calcext:value-type="float">
            <text:p>511.722</text:p>
          </table:table-cell>
          <table:table-cell office:value-type="float" office:value="351.007" calcext:value-type="float">
            <text:p>351.007</text:p>
          </table:table-cell>
          <table:table-cell office:value-type="float" office:value="203.831" calcext:value-type="float">
            <text:p>203.831</text:p>
          </table:table-cell>
          <table:table-cell office:value-type="float" office:value="0.41794" calcext:value-type="float">
            <text:p>0.41794</text:p>
          </table:table-cell>
          <table:table-cell office:value-type="float" office:value="0.252473" calcext:value-type="float">
            <text:p>0.2524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2.788" calcext:value-type="float">
            <text:p>512.788</text:p>
          </table:table-cell>
          <table:table-cell office:value-type="float" office:value="511.67" calcext:value-type="float">
            <text:p>511.67</text:p>
          </table:table-cell>
          <table:table-cell office:value-type="float" office:value="351.01" calcext:value-type="float">
            <text:p>351.01</text:p>
          </table:table-cell>
          <table:table-cell office:value-type="float" office:value="203.826" calcext:value-type="float">
            <text:p>203.826</text:p>
          </table:table-cell>
          <table:table-cell office:value-type="float" office:value="0.417916" calcext:value-type="float">
            <text:p>0.417916</text:p>
          </table:table-cell>
          <table:table-cell office:value-type="float" office:value="0.253477" calcext:value-type="float">
            <text:p>0.253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2.798" calcext:value-type="float">
            <text:p>512.798</text:p>
          </table:table-cell>
          <table:table-cell office:value-type="float" office:value="511.683" calcext:value-type="float">
            <text:p>511.683</text:p>
          </table:table-cell>
          <table:table-cell office:value-type="float" office:value="350.994" calcext:value-type="float">
            <text:p>350.994</text:p>
          </table:table-cell>
          <table:table-cell office:value-type="float" office:value="203.844" calcext:value-type="float">
            <text:p>203.844</text:p>
          </table:table-cell>
          <table:table-cell office:value-type="float" office:value="0.418002" calcext:value-type="float">
            <text:p>0.418002</text:p>
          </table:table-cell>
          <table:table-cell office:value-type="float" office:value="0.253533" calcext:value-type="float">
            <text:p>0.2535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2.816" calcext:value-type="float">
            <text:p>512.816</text:p>
          </table:table-cell>
          <table:table-cell office:value-type="float" office:value="511.699" calcext:value-type="float">
            <text:p>511.699</text:p>
          </table:table-cell>
          <table:table-cell office:value-type="float" office:value="351.022" calcext:value-type="float">
            <text:p>351.022</text:p>
          </table:table-cell>
          <table:table-cell office:value-type="float" office:value="203.853" calcext:value-type="float">
            <text:p>203.853</text:p>
          </table:table-cell>
          <table:table-cell office:value-type="float" office:value="0.417932" calcext:value-type="float">
            <text:p>0.417932</text:p>
          </table:table-cell>
          <table:table-cell office:value-type="float" office:value="0.252531" calcext:value-type="float">
            <text:p>0.2525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2.824" calcext:value-type="float">
            <text:p>512.824</text:p>
          </table:table-cell>
          <table:table-cell office:value-type="float" office:value="511.713" calcext:value-type="float">
            <text:p>511.713</text:p>
          </table:table-cell>
          <table:table-cell office:value-type="float" office:value="351.019" calcext:value-type="float">
            <text:p>351.019</text:p>
          </table:table-cell>
          <table:table-cell office:value-type="float" office:value="203.857" calcext:value-type="float">
            <text:p>203.857</text:p>
          </table:table-cell>
          <table:table-cell office:value-type="float" office:value="0.417881" calcext:value-type="float">
            <text:p>0.417881</text:p>
          </table:table-cell>
          <table:table-cell office:value-type="float" office:value="0.253303" calcext:value-type="float">
            <text:p>0.2533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2.831" calcext:value-type="float">
            <text:p>512.831</text:p>
          </table:table-cell>
          <table:table-cell office:value-type="float" office:value="511.716" calcext:value-type="float">
            <text:p>511.716</text:p>
          </table:table-cell>
          <table:table-cell office:value-type="float" office:value="350.982" calcext:value-type="float">
            <text:p>350.982</text:p>
          </table:table-cell>
          <table:table-cell office:value-type="float" office:value="203.82" calcext:value-type="float">
            <text:p>203.82</text:p>
          </table:table-cell>
          <table:table-cell office:value-type="float" office:value="0.417916" calcext:value-type="float">
            <text:p>0.417916</text:p>
          </table:table-cell>
          <table:table-cell office:value-type="float" office:value="0.25298" calcext:value-type="float">
            <text:p>0.252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2.781" calcext:value-type="float">
            <text:p>512.781</text:p>
          </table:table-cell>
          <table:table-cell office:value-type="float" office:value="511.666" calcext:value-type="float">
            <text:p>511.666</text:p>
          </table:table-cell>
          <table:table-cell office:value-type="float" office:value="351.002" calcext:value-type="float">
            <text:p>351.002</text:p>
          </table:table-cell>
          <table:table-cell office:value-type="float" office:value="203.826" calcext:value-type="float">
            <text:p>203.826</text:p>
          </table:table-cell>
          <table:table-cell office:value-type="float" office:value="0.417707" calcext:value-type="float">
            <text:p>0.417707</text:p>
          </table:table-cell>
          <table:table-cell office:value-type="float" office:value="0.252211" calcext:value-type="float">
            <text:p>0.2522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2.829" calcext:value-type="float">
            <text:p>512.829</text:p>
          </table:table-cell>
          <table:table-cell office:value-type="float" office:value="511.712" calcext:value-type="float">
            <text:p>511.712</text:p>
          </table:table-cell>
          <table:table-cell office:value-type="float" office:value="351.013" calcext:value-type="float">
            <text:p>351.013</text:p>
          </table:table-cell>
          <table:table-cell office:value-type="float" office:value="203.844" calcext:value-type="float">
            <text:p>203.844</text:p>
          </table:table-cell>
          <table:table-cell office:value-type="float" office:value="0.417949" calcext:value-type="float">
            <text:p>0.417949</text:p>
          </table:table-cell>
          <table:table-cell office:value-type="float" office:value="0.252297" calcext:value-type="float">
            <text:p>0.2522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2.847" calcext:value-type="float">
            <text:p>512.847</text:p>
          </table:table-cell>
          <table:table-cell office:value-type="float" office:value="511.733" calcext:value-type="float">
            <text:p>511.733</text:p>
          </table:table-cell>
          <table:table-cell office:value-type="float" office:value="351.007" calcext:value-type="float">
            <text:p>351.007</text:p>
          </table:table-cell>
          <table:table-cell office:value-type="float" office:value="203.792" calcext:value-type="float">
            <text:p>203.792</text:p>
          </table:table-cell>
          <table:table-cell office:value-type="float" office:value="0.417799" calcext:value-type="float">
            <text:p>0.417799</text:p>
          </table:table-cell>
          <table:table-cell office:value-type="float" office:value="0.252143" calcext:value-type="float">
            <text:p>0.2521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2.793" calcext:value-type="float">
            <text:p>512.793</text:p>
          </table:table-cell>
          <table:table-cell office:value-type="float" office:value="511.677" calcext:value-type="float">
            <text:p>511.677</text:p>
          </table:table-cell>
          <table:table-cell office:value-type="float" office:value="351.041" calcext:value-type="float">
            <text:p>351.041</text:p>
          </table:table-cell>
          <table:table-cell office:value-type="float" office:value="203.848" calcext:value-type="float">
            <text:p>203.848</text:p>
          </table:table-cell>
          <table:table-cell office:value-type="float" office:value="0.417801" calcext:value-type="float">
            <text:p>0.417801</text:p>
          </table:table-cell>
          <table:table-cell office:value-type="float" office:value="0.252257" calcext:value-type="float">
            <text:p>0.2522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2.817" calcext:value-type="float">
            <text:p>512.817</text:p>
          </table:table-cell>
          <table:table-cell office:value-type="float" office:value="511.707" calcext:value-type="float">
            <text:p>511.707</text:p>
          </table:table-cell>
          <table:table-cell office:value-type="float" office:value="350.982" calcext:value-type="float">
            <text:p>350.982</text:p>
          </table:table-cell>
          <table:table-cell office:value-type="float" office:value="203.867" calcext:value-type="float">
            <text:p>203.867</text:p>
          </table:table-cell>
          <table:table-cell office:value-type="float" office:value="0.418053" calcext:value-type="float">
            <text:p>0.418053</text:p>
          </table:table-cell>
          <table:table-cell office:value-type="float" office:value="0.25301" calcext:value-type="float">
            <text:p>0.253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2.802" calcext:value-type="float">
            <text:p>512.802</text:p>
          </table:table-cell>
          <table:table-cell office:value-type="float" office:value="511.694" calcext:value-type="float">
            <text:p>511.694</text:p>
          </table:table-cell>
          <table:table-cell office:value-type="float" office:value="350.953" calcext:value-type="float">
            <text:p>350.953</text:p>
          </table:table-cell>
          <table:table-cell office:value-type="float" office:value="203.86" calcext:value-type="float">
            <text:p>203.86</text:p>
          </table:table-cell>
          <table:table-cell office:value-type="float" office:value="0.418044" calcext:value-type="float">
            <text:p>0.418044</text:p>
          </table:table-cell>
          <table:table-cell office:value-type="float" office:value="0.252333" calcext:value-type="float">
            <text:p>0.252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2.77" calcext:value-type="float">
            <text:p>512.77</text:p>
          </table:table-cell>
          <table:table-cell office:value-type="float" office:value="511.658" calcext:value-type="float">
            <text:p>511.658</text:p>
          </table:table-cell>
          <table:table-cell office:value-type="float" office:value="350.968" calcext:value-type="float">
            <text:p>350.968</text:p>
          </table:table-cell>
          <table:table-cell office:value-type="float" office:value="203.84" calcext:value-type="float">
            <text:p>203.84</text:p>
          </table:table-cell>
          <table:table-cell office:value-type="float" office:value="0.41792" calcext:value-type="float">
            <text:p>0.41792</text:p>
          </table:table-cell>
          <table:table-cell office:value-type="float" office:value="0.252186" calcext:value-type="float">
            <text:p>0.2521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2.818" calcext:value-type="float">
            <text:p>512.818</text:p>
          </table:table-cell>
          <table:table-cell office:value-type="float" office:value="511.702" calcext:value-type="float">
            <text:p>511.702</text:p>
          </table:table-cell>
          <table:table-cell office:value-type="float" office:value="350.993" calcext:value-type="float">
            <text:p>350.993</text:p>
          </table:table-cell>
          <table:table-cell office:value-type="float" office:value="203.828" calcext:value-type="float">
            <text:p>203.828</text:p>
          </table:table-cell>
          <table:table-cell office:value-type="float" office:value="0.417836" calcext:value-type="float">
            <text:p>0.417836</text:p>
          </table:table-cell>
          <table:table-cell office:value-type="float" office:value="0.252475" calcext:value-type="float">
            <text:p>0.2524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2.81" calcext:value-type="float">
            <text:p>512.81</text:p>
          </table:table-cell>
          <table:table-cell office:value-type="float" office:value="511.701" calcext:value-type="float">
            <text:p>511.701</text:p>
          </table:table-cell>
          <table:table-cell office:value-type="float" office:value="350.984" calcext:value-type="float">
            <text:p>350.984</text:p>
          </table:table-cell>
          <table:table-cell office:value-type="float" office:value="203.863" calcext:value-type="float">
            <text:p>203.863</text:p>
          </table:table-cell>
          <table:table-cell office:value-type="float" office:value="0.417878" calcext:value-type="float">
            <text:p>0.417878</text:p>
          </table:table-cell>
          <table:table-cell office:value-type="float" office:value="0.251823" calcext:value-type="float">
            <text:p>0.2518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2.848" calcext:value-type="float">
            <text:p>512.848</text:p>
          </table:table-cell>
          <table:table-cell office:value-type="float" office:value="511.737" calcext:value-type="float">
            <text:p>511.737</text:p>
          </table:table-cell>
          <table:table-cell office:value-type="float" office:value="351.011" calcext:value-type="float">
            <text:p>351.011</text:p>
          </table:table-cell>
          <table:table-cell office:value-type="float" office:value="203.84" calcext:value-type="float">
            <text:p>203.84</text:p>
          </table:table-cell>
          <table:table-cell office:value-type="float" office:value="0.417916" calcext:value-type="float">
            <text:p>0.417916</text:p>
          </table:table-cell>
          <table:table-cell office:value-type="float" office:value="0.252477" calcext:value-type="float">
            <text:p>0.2524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2.8" calcext:value-type="float">
            <text:p>512.8</text:p>
          </table:table-cell>
          <table:table-cell office:value-type="float" office:value="511.689" calcext:value-type="float">
            <text:p>511.689</text:p>
          </table:table-cell>
          <table:table-cell office:value-type="float" office:value="351.008" calcext:value-type="float">
            <text:p>351.008</text:p>
          </table:table-cell>
          <table:table-cell office:value-type="float" office:value="203.824" calcext:value-type="float">
            <text:p>203.824</text:p>
          </table:table-cell>
          <table:table-cell office:value-type="float" office:value="0.417902" calcext:value-type="float">
            <text:p>0.417902</text:p>
          </table:table-cell>
          <table:table-cell office:value-type="float" office:value="0.252773" calcext:value-type="float">
            <text:p>0.252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8:05:41.4346951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7:33:40.178533362</meta:creation-date>
    <dc:date>2019-02-11T08:05:57.549773247</dc:date>
    <meta:editing-duration>PT27M12S</meta:editing-duration>
    <meta:editing-cycles>9</meta:editing-cycles>
    <meta:generator>LibreOffice/6.0.7.3$Linux_X86_64 LibreOffice_project/00m0$Build-3</meta:generator>
    <meta:document-statistic meta:table-count="1" meta:cell-count="356" meta:object-count="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Error y Colinealidad</text:p>
        </chart:title>
        <chart:subtitle svg:x="6.977cm" svg:y="1.275cm" chart:style-name="ch3">
          <text:p>Iteraciones</text:p>
        </chart:subtitle>
        <chart:legend chart:legend-position="end" svg:x="12.804cm" svg:y="3.952cm" style:legend-expansion="high" chart:style-name="ch4"/>
        <chart:plot-area chart:style-name="ch5" table:cell-range-address="Hoja1.F2:Hoja1.G52" chart:data-source-has-labels="row" svg:x="0.32cm" svg:y="2.138cm" svg:width="12.164cm" svg:height="6.682cm">
          <chartooo:coordinate-region svg:x="1.232cm" svg:y="2.337cm" svg:width="11.252cm" svg:height="5.69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F3:Hoja1.F52" chart:label-cell-address="Hoja1.F2:Hoja1.F2" chart:class="chart:line">
            <chart:data-point chart:repeated="50"/>
          </chart:series>
          <chart:series chart:style-name="ch9" chart:values-cell-range-address="Hoja1.G3:Hoja1.G52" chart:label-cell-address="Hoja1.G2:Hoja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1.F2:Hoja1.F2</svg:desc>
                </draw:g>
              </table:table-cell>
              <table:table-cell office:value-type="string">
                <text:p>Colinealidad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8836">
                <text:p>0.418836</text:p>
                <draw:g>
                  <svg:desc>Hoja1.F3:Hoja1.F52</svg:desc>
                </draw:g>
              </table:table-cell>
              <table:table-cell office:value-type="float" office:value="0.223791">
                <text:p>0.223791</text:p>
                <draw:g>
                  <svg:desc>Hoja1.G3:Hoj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8722">
                <text:p>0.418722</text:p>
              </table:table-cell>
              <table:table-cell office:value-type="float" office:value="0.263805">
                <text:p>0.263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9016">
                <text:p>0.419016</text:p>
              </table:table-cell>
              <table:table-cell office:value-type="float" office:value="0.232805">
                <text:p>0.232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7938">
                <text:p>0.417938</text:p>
              </table:table-cell>
              <table:table-cell office:value-type="float" office:value="0.264266">
                <text:p>0.264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7337">
                <text:p>0.417337</text:p>
              </table:table-cell>
              <table:table-cell office:value-type="float" office:value="0.246361">
                <text:p>0.246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8585">
                <text:p>0.418585</text:p>
              </table:table-cell>
              <table:table-cell office:value-type="float" office:value="0.259929">
                <text:p>0.259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7864">
                <text:p>0.417864</text:p>
              </table:table-cell>
              <table:table-cell office:value-type="float" office:value="0.247683">
                <text:p>0.247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87">
                <text:p>0.4187</text:p>
              </table:table-cell>
              <table:table-cell office:value-type="float" office:value="0.257143">
                <text:p>0.2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7538">
                <text:p>0.417538</text:p>
              </table:table-cell>
              <table:table-cell office:value-type="float" office:value="0.251107">
                <text:p>0.25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8885">
                <text:p>0.418885</text:p>
              </table:table-cell>
              <table:table-cell office:value-type="float" office:value="0.251578">
                <text:p>0.251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7488">
                <text:p>0.417488</text:p>
              </table:table-cell>
              <table:table-cell office:value-type="float" office:value="0.254057">
                <text:p>0.254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7992">
                <text:p>0.417992</text:p>
              </table:table-cell>
              <table:table-cell office:value-type="float" office:value="0.253039">
                <text:p>0.253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7571">
                <text:p>0.417571</text:p>
              </table:table-cell>
              <table:table-cell office:value-type="float" office:value="0.253467">
                <text:p>0.253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7787">
                <text:p>0.417787</text:p>
              </table:table-cell>
              <table:table-cell office:value-type="float" office:value="0.253342">
                <text:p>0.253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7845">
                <text:p>0.417845</text:p>
              </table:table-cell>
              <table:table-cell office:value-type="float" office:value="0.251949">
                <text:p>0.251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7928">
                <text:p>0.417928</text:p>
              </table:table-cell>
              <table:table-cell office:value-type="float" office:value="0.252455">
                <text:p>0.252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7865">
                <text:p>0.417865</text:p>
              </table:table-cell>
              <table:table-cell office:value-type="float" office:value="0.252717">
                <text:p>0.252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784">
                <text:p>0.41784</text:p>
              </table:table-cell>
              <table:table-cell office:value-type="float" office:value="0.251925">
                <text:p>0.251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8024">
                <text:p>0.418024</text:p>
              </table:table-cell>
              <table:table-cell office:value-type="float" office:value="0.252995">
                <text:p>0.252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7941">
                <text:p>0.417941</text:p>
              </table:table-cell>
              <table:table-cell office:value-type="float" office:value="0.252487">
                <text:p>0.252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7804">
                <text:p>0.417804</text:p>
              </table:table-cell>
              <table:table-cell office:value-type="float" office:value="0.253106">
                <text:p>0.253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7941">
                <text:p>0.417941</text:p>
              </table:table-cell>
              <table:table-cell office:value-type="float" office:value="0.252347">
                <text:p>0.252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7887">
                <text:p>0.417887</text:p>
              </table:table-cell>
              <table:table-cell office:value-type="float" office:value="0.252087">
                <text:p>0.252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7815">
                <text:p>0.417815</text:p>
              </table:table-cell>
              <table:table-cell office:value-type="float" office:value="0.252486">
                <text:p>0.252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7753">
                <text:p>0.417753</text:p>
              </table:table-cell>
              <table:table-cell office:value-type="float" office:value="0.252674">
                <text:p>0.252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7726">
                <text:p>0.417726</text:p>
              </table:table-cell>
              <table:table-cell office:value-type="float" office:value="0.252184">
                <text:p>0.252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7986">
                <text:p>0.417986</text:p>
              </table:table-cell>
              <table:table-cell office:value-type="float" office:value="0.252982">
                <text:p>0.252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969">
                <text:p>0.417969</text:p>
              </table:table-cell>
              <table:table-cell office:value-type="float" office:value="0.252718">
                <text:p>0.252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7976">
                <text:p>0.417976</text:p>
              </table:table-cell>
              <table:table-cell office:value-type="float" office:value="0.253402">
                <text:p>0.253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795">
                <text:p>0.41795</text:p>
              </table:table-cell>
              <table:table-cell office:value-type="float" office:value="0.252495">
                <text:p>0.2524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7919">
                <text:p>0.417919</text:p>
              </table:table-cell>
              <table:table-cell office:value-type="float" office:value="0.252984">
                <text:p>0.252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7979">
                <text:p>0.417979</text:p>
              </table:table-cell>
              <table:table-cell office:value-type="float" office:value="0.253139">
                <text:p>0.253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7916">
                <text:p>0.417916</text:p>
              </table:table-cell>
              <table:table-cell office:value-type="float" office:value="0.253443">
                <text:p>0.253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794">
                <text:p>0.41794</text:p>
              </table:table-cell>
              <table:table-cell office:value-type="float" office:value="0.252473">
                <text:p>0.252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7916">
                <text:p>0.417916</text:p>
              </table:table-cell>
              <table:table-cell office:value-type="float" office:value="0.253477">
                <text:p>0.253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8002">
                <text:p>0.418002</text:p>
              </table:table-cell>
              <table:table-cell office:value-type="float" office:value="0.253533">
                <text:p>0.253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7932">
                <text:p>0.417932</text:p>
              </table:table-cell>
              <table:table-cell office:value-type="float" office:value="0.252531">
                <text:p>0.252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7881">
                <text:p>0.417881</text:p>
              </table:table-cell>
              <table:table-cell office:value-type="float" office:value="0.253303">
                <text:p>0.253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7916">
                <text:p>0.417916</text:p>
              </table:table-cell>
              <table:table-cell office:value-type="float" office:value="0.25298">
                <text:p>0.25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7707">
                <text:p>0.417707</text:p>
              </table:table-cell>
              <table:table-cell office:value-type="float" office:value="0.252211">
                <text:p>0.252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7949">
                <text:p>0.417949</text:p>
              </table:table-cell>
              <table:table-cell office:value-type="float" office:value="0.252297">
                <text:p>0.252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7799">
                <text:p>0.417799</text:p>
              </table:table-cell>
              <table:table-cell office:value-type="float" office:value="0.252143">
                <text:p>0.252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7801">
                <text:p>0.417801</text:p>
              </table:table-cell>
              <table:table-cell office:value-type="float" office:value="0.252257">
                <text:p>0.252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8053">
                <text:p>0.418053</text:p>
              </table:table-cell>
              <table:table-cell office:value-type="float" office:value="0.25301">
                <text:p>0.25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8044">
                <text:p>0.418044</text:p>
              </table:table-cell>
              <table:table-cell office:value-type="float" office:value="0.252333">
                <text:p>0.252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792">
                <text:p>0.41792</text:p>
              </table:table-cell>
              <table:table-cell office:value-type="float" office:value="0.252186">
                <text:p>0.252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7836">
                <text:p>0.417836</text:p>
              </table:table-cell>
              <table:table-cell office:value-type="float" office:value="0.252475">
                <text:p>0.2524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7878">
                <text:p>0.417878</text:p>
              </table:table-cell>
              <table:table-cell office:value-type="float" office:value="0.251823">
                <text:p>0.2518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7916">
                <text:p>0.417916</text:p>
              </table:table-cell>
              <table:table-cell office:value-type="float" office:value="0.252477">
                <text:p>0.252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17902">
                <text:p>0.417902</text:p>
              </table:table-cell>
              <table:table-cell office:value-type="float" office:value="0.252773">
                <text:p>0.2527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413cm" svg:y="0.316cm" chart:style-name="ch2">
          <text:p>Error</text:p>
        </chart:title>
        <chart:legend chart:legend-position="end" svg:x="13.966cm" svg:y="4.204cm" style:legend-expansion="high" chart:style-name="ch3"/>
        <chart:plot-area chart:style-name="ch4" table:cell-range-address="Hoja1.F2:Hoja1.F52" chart:data-source-has-labels="row" svg:x="0.319cm" svg:y="1.275cm" svg:width="13.328cm" svg:height="6.57cm">
          <chartooo:coordinate-region svg:x="1.602cm" svg:y="1.475cm" svg:width="12.045cm" svg:height="5.578cm"/>
          <chart:axis chart:dimension="x" chart:name="primary-x" chart:style-name="ch5">
            <chart:title svg:x="6.132cm" svg:y="8.025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F3:Hoja1.F52" chart:label-cell-address="Hoja1.F2:Hoja1.F2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8836">
                <text:p>0.418836</text:p>
                <draw:g>
                  <svg:desc>Hoja1.F3:Hoja1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8722">
                <text:p>0.418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9016">
                <text:p>0.419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7938">
                <text:p>0.417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7337">
                <text:p>0.417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8585">
                <text:p>0.418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7864">
                <text:p>0.417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87">
                <text:p>0.4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7538">
                <text:p>0.417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8885">
                <text:p>0.418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7488">
                <text:p>0.417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7992">
                <text:p>0.417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7571">
                <text:p>0.417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7787">
                <text:p>0.417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7845">
                <text:p>0.417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7928">
                <text:p>0.417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7865">
                <text:p>0.417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784">
                <text:p>0.41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8024">
                <text:p>0.41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7941">
                <text:p>0.417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7804">
                <text:p>0.417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7941">
                <text:p>0.417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7887">
                <text:p>0.417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7815">
                <text:p>0.417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7753">
                <text:p>0.417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7726">
                <text:p>0.417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7986">
                <text:p>0.417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969">
                <text:p>0.417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7976">
                <text:p>0.4179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795">
                <text:p>0.41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7919">
                <text:p>0.4179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7979">
                <text:p>0.417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7916">
                <text:p>0.417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794">
                <text:p>0.41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7916">
                <text:p>0.4179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8002">
                <text:p>0.418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7932">
                <text:p>0.417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7881">
                <text:p>0.417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7916">
                <text:p>0.4179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7707">
                <text:p>0.41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7949">
                <text:p>0.417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7799">
                <text:p>0.417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7801">
                <text:p>0.4178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8053">
                <text:p>0.4180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8044">
                <text:p>0.418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792">
                <text:p>0.41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7836">
                <text:p>0.417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7878">
                <text:p>0.4178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7916">
                <text:p>0.417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17902">
                <text:p>0.4179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62cm" svg:y="0.316cm" chart:style-name="ch2">
          <text:p>Fx y Fy</text:p>
        </chart:title>
        <chart:legend chart:legend-position="end" svg:x="14.363cm" svg:y="3.954cm" style:legend-expansion="high" chart:style-name="ch3"/>
        <chart:plot-area chart:style-name="ch4" table:cell-range-address="Hoja1.B2:Hoja1.C52" chart:data-source-has-labels="row" svg:x="0.319cm" svg:y="1.275cm" svg:width="13.725cm" svg:height="6.569cm">
          <chartooo:coordinate-region svg:x="1.417cm" svg:y="1.474cm" svg:width="12.627cm" svg:height="5.578cm"/>
          <chart:axis chart:dimension="x" chart:name="primary-x" chart:style-name="ch5">
            <chart:title svg:x="6.33cm" svg:y="8.024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B3:Hoja1.B52" chart:label-cell-address="Hoja1.B2:Hoja1.B2" chart:class="chart:line">
            <chart:data-point chart:repeated="50"/>
          </chart:series>
          <chart:series chart:style-name="ch9" chart:values-cell-range-address="Hoja1.C3:Hoja1.C52" chart:label-cell-address="Hoja1.C2:Hoja1.C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</text:p>
                <draw:g>
                  <svg:desc>Hoja1.B2:Hoja1.B2</svg:desc>
                </draw:g>
              </table:table-cell>
              <table:table-cell office:value-type="string">
                <text:p>fy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3.302">
                <text:p>513.302</text:p>
                <draw:g>
                  <svg:desc>Hoja1.B3:Hoja1.B52</svg:desc>
                </draw:g>
              </table:table-cell>
              <table:table-cell office:value-type="float" office:value="512.172">
                <text:p>512.172</text:p>
                <draw:g>
                  <svg:desc>Hoja1.C3:Hoja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3.278">
                <text:p>513.278</text:p>
              </table:table-cell>
              <table:table-cell office:value-type="float" office:value="512.22">
                <text:p>512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3.009">
                <text:p>513.009</text:p>
              </table:table-cell>
              <table:table-cell office:value-type="float" office:value="511.963">
                <text:p>511.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3.504">
                <text:p>513.504</text:p>
              </table:table-cell>
              <table:table-cell office:value-type="float" office:value="512.374">
                <text:p>512.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.376">
                <text:p>512.376</text:p>
              </table:table-cell>
              <table:table-cell office:value-type="float" office:value="511.294">
                <text:p>511.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.133">
                <text:p>513.133</text:p>
              </table:table-cell>
              <table:table-cell office:value-type="float" office:value="512.054">
                <text:p>512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.317">
                <text:p>512.317</text:p>
              </table:table-cell>
              <table:table-cell office:value-type="float" office:value="511.29">
                <text:p>511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.315">
                <text:p>513.315</text:p>
              </table:table-cell>
              <table:table-cell office:value-type="float" office:value="512.209">
                <text:p>512.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.853">
                <text:p>512.853</text:p>
              </table:table-cell>
              <table:table-cell office:value-type="float" office:value="511.74">
                <text:p>511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.944">
                <text:p>512.944</text:p>
              </table:table-cell>
              <table:table-cell office:value-type="float" office:value="511.865">
                <text:p>511.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3.068">
                <text:p>513.068</text:p>
              </table:table-cell>
              <table:table-cell office:value-type="float" office:value="511.931">
                <text:p>511.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.85">
                <text:p>512.85</text:p>
              </table:table-cell>
              <table:table-cell office:value-type="float" office:value="511.74">
                <text:p>511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.804">
                <text:p>512.804</text:p>
              </table:table-cell>
              <table:table-cell office:value-type="float" office:value="511.699">
                <text:p>511.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2.803">
                <text:p>512.803</text:p>
              </table:table-cell>
              <table:table-cell office:value-type="float" office:value="511.693">
                <text:p>511.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.777">
                <text:p>512.777</text:p>
              </table:table-cell>
              <table:table-cell office:value-type="float" office:value="511.67">
                <text:p>511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.829">
                <text:p>512.829</text:p>
              </table:table-cell>
              <table:table-cell office:value-type="float" office:value="511.715">
                <text:p>511.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.799">
                <text:p>512.799</text:p>
              </table:table-cell>
              <table:table-cell office:value-type="float" office:value="511.686">
                <text:p>511.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2.779">
                <text:p>512.779</text:p>
              </table:table-cell>
              <table:table-cell office:value-type="float" office:value="511.665">
                <text:p>511.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2.79">
                <text:p>512.79</text:p>
              </table:table-cell>
              <table:table-cell office:value-type="float" office:value="511.676">
                <text:p>511.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2.85">
                <text:p>512.85</text:p>
              </table:table-cell>
              <table:table-cell office:value-type="float" office:value="511.735">
                <text:p>511.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2.813">
                <text:p>512.813</text:p>
              </table:table-cell>
              <table:table-cell office:value-type="float" office:value="511.697">
                <text:p>511.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2.82">
                <text:p>512.82</text:p>
              </table:table-cell>
              <table:table-cell office:value-type="float" office:value="511.709">
                <text:p>511.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2.812">
                <text:p>512.812</text:p>
              </table:table-cell>
              <table:table-cell office:value-type="float" office:value="511.703">
                <text:p>511.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2.822">
                <text:p>512.822</text:p>
              </table:table-cell>
              <table:table-cell office:value-type="float" office:value="511.71">
                <text:p>511.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2.832">
                <text:p>512.832</text:p>
              </table:table-cell>
              <table:table-cell office:value-type="float" office:value="511.711">
                <text:p>511.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2.794">
                <text:p>512.794</text:p>
              </table:table-cell>
              <table:table-cell office:value-type="float" office:value="511.68">
                <text:p>511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2.806">
                <text:p>512.806</text:p>
              </table:table-cell>
              <table:table-cell office:value-type="float" office:value="511.692">
                <text:p>511.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2.85">
                <text:p>512.85</text:p>
              </table:table-cell>
              <table:table-cell office:value-type="float" office:value="511.737">
                <text:p>511.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2.778">
                <text:p>512.778</text:p>
              </table:table-cell>
              <table:table-cell office:value-type="float" office:value="511.665">
                <text:p>511.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2.801">
                <text:p>512.801</text:p>
              </table:table-cell>
              <table:table-cell office:value-type="float" office:value="511.692">
                <text:p>511.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2.809">
                <text:p>512.809</text:p>
              </table:table-cell>
              <table:table-cell office:value-type="float" office:value="511.696">
                <text:p>511.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2.794">
                <text:p>512.794</text:p>
              </table:table-cell>
              <table:table-cell office:value-type="float" office:value="511.682">
                <text:p>511.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2.789">
                <text:p>512.789</text:p>
              </table:table-cell>
              <table:table-cell office:value-type="float" office:value="511.68">
                <text:p>511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2.837">
                <text:p>512.837</text:p>
              </table:table-cell>
              <table:table-cell office:value-type="float" office:value="511.722">
                <text:p>511.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2.788">
                <text:p>512.788</text:p>
              </table:table-cell>
              <table:table-cell office:value-type="float" office:value="511.67">
                <text:p>511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2.798">
                <text:p>512.798</text:p>
              </table:table-cell>
              <table:table-cell office:value-type="float" office:value="511.683">
                <text:p>511.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2.816">
                <text:p>512.816</text:p>
              </table:table-cell>
              <table:table-cell office:value-type="float" office:value="511.699">
                <text:p>511.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2.824">
                <text:p>512.824</text:p>
              </table:table-cell>
              <table:table-cell office:value-type="float" office:value="511.713">
                <text:p>511.7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2.831">
                <text:p>512.831</text:p>
              </table:table-cell>
              <table:table-cell office:value-type="float" office:value="511.716">
                <text:p>511.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.781">
                <text:p>512.781</text:p>
              </table:table-cell>
              <table:table-cell office:value-type="float" office:value="511.666">
                <text:p>511.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2.829">
                <text:p>512.829</text:p>
              </table:table-cell>
              <table:table-cell office:value-type="float" office:value="511.712">
                <text:p>511.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2.847">
                <text:p>512.847</text:p>
              </table:table-cell>
              <table:table-cell office:value-type="float" office:value="511.733">
                <text:p>511.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.793">
                <text:p>512.793</text:p>
              </table:table-cell>
              <table:table-cell office:value-type="float" office:value="511.677">
                <text:p>511.6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2.817">
                <text:p>512.817</text:p>
              </table:table-cell>
              <table:table-cell office:value-type="float" office:value="511.707">
                <text:p>511.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2.802">
                <text:p>512.802</text:p>
              </table:table-cell>
              <table:table-cell office:value-type="float" office:value="511.694">
                <text:p>511.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.77">
                <text:p>512.77</text:p>
              </table:table-cell>
              <table:table-cell office:value-type="float" office:value="511.658">
                <text:p>511.6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2.818">
                <text:p>512.818</text:p>
              </table:table-cell>
              <table:table-cell office:value-type="float" office:value="511.702">
                <text:p>511.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2.81">
                <text:p>512.81</text:p>
              </table:table-cell>
              <table:table-cell office:value-type="float" office:value="511.701">
                <text:p>511.7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2.848">
                <text:p>512.848</text:p>
              </table:table-cell>
              <table:table-cell office:value-type="float" office:value="511.737">
                <text:p>511.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2.8">
                <text:p>512.8</text:p>
              </table:table-cell>
              <table:table-cell office:value-type="float" office:value="511.689">
                <text:p>511.6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09cm" svg:y="0.316cm" chart:style-name="ch2">
          <text:p>Cx y Cy</text:p>
        </chart:title>
        <chart:legend chart:legend-position="end" svg:x="14.284cm" svg:y="3.954cm" style:legend-expansion="high" chart:style-name="ch3"/>
        <chart:plot-area chart:style-name="ch4" table:cell-range-address="Hoja1.D2:Hoja1.E52" chart:data-source-has-labels="row" svg:x="0.319cm" svg:y="1.275cm" svg:width="13.646cm" svg:height="6.569cm">
          <chartooo:coordinate-region svg:x="1.126cm" svg:y="1.474cm" svg:width="12.839cm" svg:height="5.578cm"/>
          <chart:axis chart:dimension="x" chart:name="primary-x" chart:style-name="ch5">
            <chart:title svg:x="6.291cm" svg:y="8.024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D3:Hoja1.D52" chart:label-cell-address="Hoja1.D2:Hoja1.D2" chart:class="chart:line">
            <chart:data-point chart:repeated="50"/>
          </chart:series>
          <chart:series chart:style-name="ch9" chart:values-cell-range-address="Hoja1.E3:Hoja1.E52" chart:label-cell-address="Hoja1.E2:Hoja1.E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x</text:p>
                <draw:g>
                  <svg:desc>Hoja1.D2:Hoja1.D2</svg:desc>
                </draw:g>
              </table:table-cell>
              <table:table-cell office:value-type="string">
                <text:p>cy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.535">
                <text:p>347.535</text:p>
                <draw:g>
                  <svg:desc>Hoja1.D3:Hoja1.D52</svg:desc>
                </draw:g>
              </table:table-cell>
              <table:table-cell office:value-type="float" office:value="200.343">
                <text:p>200.343</text:p>
                <draw:g>
                  <svg:desc>Hoja1.E3:Hoja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2.352">
                <text:p>352.352</text:p>
              </table:table-cell>
              <table:table-cell office:value-type="float" office:value="204.861">
                <text:p>204.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033">
                <text:p>349.033</text:p>
              </table:table-cell>
              <table:table-cell office:value-type="float" office:value="201.811">
                <text:p>201.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202">
                <text:p>352.202</text:p>
              </table:table-cell>
              <table:table-cell office:value-type="float" office:value="204.678">
                <text:p>204.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.05">
                <text:p>350.05</text:p>
              </table:table-cell>
              <table:table-cell office:value-type="float" office:value="202.764">
                <text:p>202.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1.68">
                <text:p>351.68</text:p>
              </table:table-cell>
              <table:table-cell office:value-type="float" office:value="204.287">
                <text:p>204.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145">
                <text:p>350.145</text:p>
              </table:table-cell>
              <table:table-cell office:value-type="float" office:value="203.125">
                <text:p>203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.363">
                <text:p>351.363</text:p>
              </table:table-cell>
              <table:table-cell office:value-type="float" office:value="204.102">
                <text:p>204.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.736">
                <text:p>350.736</text:p>
              </table:table-cell>
              <table:table-cell office:value-type="float" office:value="203.684">
                <text:p>203.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1.167">
                <text:p>351.167</text:p>
              </table:table-cell>
              <table:table-cell office:value-type="float" office:value="203.983">
                <text:p>203.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1.043">
                <text:p>351.043</text:p>
              </table:table-cell>
              <table:table-cell office:value-type="float" office:value="203.861">
                <text:p>203.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1.057">
                <text:p>351.057</text:p>
              </table:table-cell>
              <table:table-cell office:value-type="float" office:value="203.855">
                <text:p>203.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.998">
                <text:p>350.998</text:p>
              </table:table-cell>
              <table:table-cell office:value-type="float" office:value="203.808">
                <text:p>203.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.992">
                <text:p>350.992</text:p>
              </table:table-cell>
              <table:table-cell office:value-type="float" office:value="203.833">
                <text:p>203.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.023">
                <text:p>351.023</text:p>
              </table:table-cell>
              <table:table-cell office:value-type="float" office:value="203.885">
                <text:p>203.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1.006">
                <text:p>351.006</text:p>
              </table:table-cell>
              <table:table-cell office:value-type="float" office:value="203.849">
                <text:p>203.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.963">
                <text:p>350.963</text:p>
              </table:table-cell>
              <table:table-cell office:value-type="float" office:value="203.827">
                <text:p>203.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.999">
                <text:p>350.999</text:p>
              </table:table-cell>
              <table:table-cell office:value-type="float" office:value="203.84">
                <text:p>203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1.002">
                <text:p>351.002</text:p>
              </table:table-cell>
              <table:table-cell office:value-type="float" office:value="203.864">
                <text:p>203.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.993">
                <text:p>350.993</text:p>
              </table:table-cell>
              <table:table-cell office:value-type="float" office:value="203.834">
                <text:p>203.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.998">
                <text:p>350.998</text:p>
              </table:table-cell>
              <table:table-cell office:value-type="float" office:value="203.844">
                <text:p>203.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1.001">
                <text:p>351.001</text:p>
              </table:table-cell>
              <table:table-cell office:value-type="float" office:value="203.842">
                <text:p>203.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1.005">
                <text:p>351.005</text:p>
              </table:table-cell>
              <table:table-cell office:value-type="float" office:value="203.842">
                <text:p>203.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1.001">
                <text:p>351.001</text:p>
              </table:table-cell>
              <table:table-cell office:value-type="float" office:value="203.802">
                <text:p>203.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.997">
                <text:p>350.997</text:p>
              </table:table-cell>
              <table:table-cell office:value-type="float" office:value="203.822">
                <text:p>203.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1.016">
                <text:p>351.016</text:p>
              </table:table-cell>
              <table:table-cell office:value-type="float" office:value="203.831">
                <text:p>203.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1">
                <text:p>351</text:p>
              </table:table-cell>
              <table:table-cell office:value-type="float" office:value="203.861">
                <text:p>203.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1">
                <text:p>351</text:p>
              </table:table-cell>
              <table:table-cell office:value-type="float" office:value="203.833">
                <text:p>203.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.986">
                <text:p>350.986</text:p>
              </table:table-cell>
              <table:table-cell office:value-type="float" office:value="203.838">
                <text:p>203.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1.021">
                <text:p>351.021</text:p>
              </table:table-cell>
              <table:table-cell office:value-type="float" office:value="203.871">
                <text:p>203.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1.022">
                <text:p>351.022</text:p>
              </table:table-cell>
              <table:table-cell office:value-type="float" office:value="203.863">
                <text:p>203.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.986">
                <text:p>350.986</text:p>
              </table:table-cell>
              <table:table-cell office:value-type="float" office:value="203.828">
                <text:p>203.8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.986">
                <text:p>350.986</text:p>
              </table:table-cell>
              <table:table-cell office:value-type="float" office:value="203.855">
                <text:p>203.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1.007">
                <text:p>351.007</text:p>
              </table:table-cell>
              <table:table-cell office:value-type="float" office:value="203.831">
                <text:p>203.8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1.01">
                <text:p>351.01</text:p>
              </table:table-cell>
              <table:table-cell office:value-type="float" office:value="203.826">
                <text:p>203.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994">
                <text:p>350.994</text:p>
              </table:table-cell>
              <table:table-cell office:value-type="float" office:value="203.844">
                <text:p>203.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1.022">
                <text:p>351.022</text:p>
              </table:table-cell>
              <table:table-cell office:value-type="float" office:value="203.853">
                <text:p>203.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1.019">
                <text:p>351.019</text:p>
              </table:table-cell>
              <table:table-cell office:value-type="float" office:value="203.857">
                <text:p>203.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0.982">
                <text:p>350.982</text:p>
              </table:table-cell>
              <table:table-cell office:value-type="float" office:value="203.82">
                <text:p>203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1.002">
                <text:p>351.002</text:p>
              </table:table-cell>
              <table:table-cell office:value-type="float" office:value="203.826">
                <text:p>203.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.013">
                <text:p>351.013</text:p>
              </table:table-cell>
              <table:table-cell office:value-type="float" office:value="203.844">
                <text:p>203.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1.007">
                <text:p>351.007</text:p>
              </table:table-cell>
              <table:table-cell office:value-type="float" office:value="203.792">
                <text:p>203.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1.041">
                <text:p>351.041</text:p>
              </table:table-cell>
              <table:table-cell office:value-type="float" office:value="203.848">
                <text:p>203.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0.982">
                <text:p>350.982</text:p>
              </table:table-cell>
              <table:table-cell office:value-type="float" office:value="203.867">
                <text:p>203.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0.953">
                <text:p>350.953</text:p>
              </table:table-cell>
              <table:table-cell office:value-type="float" office:value="203.86">
                <text:p>203.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0.968">
                <text:p>350.968</text:p>
              </table:table-cell>
              <table:table-cell office:value-type="float" office:value="203.84">
                <text:p>203.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.993">
                <text:p>350.993</text:p>
              </table:table-cell>
              <table:table-cell office:value-type="float" office:value="203.828">
                <text:p>203.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.984">
                <text:p>350.984</text:p>
              </table:table-cell>
              <table:table-cell office:value-type="float" office:value="203.863">
                <text:p>203.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.011">
                <text:p>351.011</text:p>
              </table:table-cell>
              <table:table-cell office:value-type="float" office:value="203.84">
                <text:p>203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1.008">
                <text:p>351.008</text:p>
              </table:table-cell>
              <table:table-cell office:value-type="float" office:value="203.824">
                <text:p>203.8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712cm" svg:y="0.316cm" chart:style-name="ch2">
          <text:p>Colinealidad</text:p>
        </chart:title>
        <chart:legend chart:legend-position="end" svg:x="12.802cm" svg:y="4.204cm" style:legend-expansion="high" chart:style-name="ch3"/>
        <chart:plot-area chart:style-name="ch4" table:cell-range-address="Hoja1.G2:Hoja1.G52" chart:data-source-has-labels="row" svg:x="0.319cm" svg:y="1.275cm" svg:width="12.164cm" svg:height="6.57cm">
          <chartooo:coordinate-region svg:x="1.946cm" svg:y="1.475cm" svg:width="10.537cm" svg:height="5.579cm"/>
          <chart:axis chart:dimension="x" chart:name="primary-x" chart:style-name="ch5">
            <chart:title svg:x="5.55cm" svg:y="8.025cm" chart:style-name="ch6">
              <text:p>Iteracione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G3:Hoja1.G52" chart:label-cell-address="Hoja1.G2:Hoja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inealidad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3791">
                <text:p>0.223791</text:p>
                <draw:g>
                  <svg:desc>Hoja1.G3:Hoj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3805">
                <text:p>0.263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2805">
                <text:p>0.232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4266">
                <text:p>0.264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6361">
                <text:p>0.246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9929">
                <text:p>0.259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7683">
                <text:p>0.247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143">
                <text:p>0.2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107">
                <text:p>0.25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578">
                <text:p>0.251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057">
                <text:p>0.254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3039">
                <text:p>0.253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467">
                <text:p>0.253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3342">
                <text:p>0.253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1949">
                <text:p>0.251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2455">
                <text:p>0.252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717">
                <text:p>0.252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1925">
                <text:p>0.251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2995">
                <text:p>0.252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2487">
                <text:p>0.252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3106">
                <text:p>0.253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2347">
                <text:p>0.252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2087">
                <text:p>0.252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2486">
                <text:p>0.252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2674">
                <text:p>0.252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184">
                <text:p>0.252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2982">
                <text:p>0.252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2718">
                <text:p>0.252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3402">
                <text:p>0.253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2495">
                <text:p>0.2524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2984">
                <text:p>0.252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139">
                <text:p>0.253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443">
                <text:p>0.253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2473">
                <text:p>0.252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3477">
                <text:p>0.253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3533">
                <text:p>0.253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531">
                <text:p>0.252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3303">
                <text:p>0.253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298">
                <text:p>0.25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2211">
                <text:p>0.252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2297">
                <text:p>0.252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2143">
                <text:p>0.252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257">
                <text:p>0.252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301">
                <text:p>0.25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2333">
                <text:p>0.252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186">
                <text:p>0.252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2475">
                <text:p>0.2524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1823">
                <text:p>0.2518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2477">
                <text:p>0.252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773">
                <text:p>0.2527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